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3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4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5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Dim objWord<text:line-break/>Dim objDoc<text:line-break/>Dim objRange</text:p>
      <text:p text:style-name="P2">Set objWord = CreateObject("Word.Application")<text:line-break/>objWord.Visible = True<text:line-break/>Set objDoc = objWord.Documents.Open("\\SWCAPPPRODOCO01\Shared\Customer Services\Service Delivery Secured\RPA\RPA Documentation\PowerAutomate\People Team POC\Employment Reference v1.0 Published Confidential.docx")<text:line-break/>objWord.Documents("Employment Reference v1.0 Published Confidential.docx").Activate</text:p>
      <text:p text:style-name="P3">Set objRange = objDoc.Bookmarks("AddressLine1").Range<text:line-break/>objRange.Text = "%VBAddress1%"<text:line-break/>Set objRange = objDoc.Bookmarks("Town").Range<text:line-break/>objRange.Text = "%VBTown%"<text:line-break/>Set objRange = objDoc.Bookmarks("Postcode").Range<text:line-break/>objRange.Text = "%VBPostcode%"<text:line-break/>Set objRange = objDoc.Bookmarks("TodaysDate").Range<text:line-break/>objRange.Text = "%FormattedDateTime%"<text:line-break/>Set objRange = objDoc.Bookmarks("EmpName").Range<text:line-break/>objRange.Text = "%VBFullName%"<text:line-break/>Set objRange = objDoc.Bookmarks("Name").Range<text:line-break/>objRange.Text = "%VBFullName%"<text:line-break/>Set objRange = objDoc.Bookmarks("Name2").Range<text:line-break/>objRange.Text = "%VBFullName%"&amp;"'s"<text:line-break/>Set objRange = objDoc.Bookmarks("StartDate").Range<text:line-break/>objRange.Text = "%VBStartDate%"<text:line-break/>Set objRange = objDoc.Bookmarks("EndDate").Range<text:line-break/>objRange.Text = "%VBEndDate%"<text:line-break/>Set objRange = objDoc.Bookmarks("JobTitle").Range<text:line-break/>objRange.Text = "%VBJobTitle%"<text:line-break/>Set objRange = objDoc.Bookmarks("ContractType").Range<text:line-break/>objRange.Text = "%VBContractType%"<text:line-break/>Set objRange = objDoc.Bookmarks("MyName").Range<text:line-break/>objRange.Text = "PeopleTeam Name"</text:p>
      <text:p text:style-name="P4">Dim activeDoc<text:line-break/>Set activeDoc = objWord.ActiveDocument<text:line-break/>activeDoc.SaveAs("\\SWCAPPPRODOCO01\Shared\Customer Services\Service Delivery Secured\RPA\RPA Documentation\PowerAutomate\People Team POC\Employment Reference "&amp;"%VBFullName%"&amp;".docx")</text:p>
      <text:p text:style-name="P5">objWord.Documents.Close 0<text:line-break/>objWord.Qui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rnappa, Adarsh</meta:initial-creator>
    <dc:creator>Sharnappa, Adarsh</dc:creator>
    <meta:creation-date>2021-07-14T14:53:00Z</meta:creation-date>
    <dc:date>2021-07-14T14:54:00Z</dc:date>
    <meta:template xlink:href="Normal" xlink:type="simple"/>
    <meta:editing-cycles>1</meta:editing-cycles>
    <meta:editing-duration>PT60S</meta:editing-duration>
    <meta:document-statistic meta:page-count="1" meta:paragraph-count="3" meta:word-count="248" meta:character-count="1661" meta:row-count="11" meta:non-whitespace-character-count="1416"/>
  </office:meta>
</office:document-meta>
</file>